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MicrosoftSansSerif" fo:font-size="10.5pt" style:font-name-asian="MicrosoftSansSerif" style:font-size-asian="10.5pt" style:font-name-complex="MicrosoftSansSerif" style:font-size-complex="10.5pt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0.5pt" style:font-name-asian="MicrosoftSansSerif" style:font-size-asian="10.5pt" style:font-name-complex="MicrosoftSansSerif" style:font-size-complex="10.5pt"/>
    </style:style>
    <style:style style:name="P3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0.5pt" fo:font-weight="bold" style:font-name-asian="MicrosoftSansSerif" style:font-size-asian="10.5pt" style:font-weight-asian="bold" style:font-name-complex="MicrosoftSansSerif" style:font-size-complex="10.5pt" style:font-weight-complex="bold"/>
    </style:style>
    <style:style style:name="P4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0pt" style:font-name-asian="MicrosoftSansSerif" style:font-size-asian="10pt" style:font-name-complex="MicrosoftSansSerif" style:font-size-complex="10pt"/>
    </style:style>
    <style:style style:name="P5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1pt" style:font-name-asian="MicrosoftSansSerif" style:font-size-asian="11pt" style:font-name-complex="MicrosoftSansSerif" style:font-size-complex="11pt"/>
    </style:style>
    <style:style style:name="P6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9.5pt" style:font-name-asian="MicrosoftSansSerif" style:font-size-asian="9.5pt" style:font-name-complex="MicrosoftSansSerif" style:font-size-complex="9.5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ima Bean Soup</text:p>
      <text:p text:style-name="P3"/>
      <text:p text:style-name="P2">2 c dry lima beans</text:p>
      <text:p text:style-name="P2">5 to 6 cups water</text:p>
      <text:p text:style-name="P2">2 t salt</text:p>
      <text:p text:style-name="P2">1 small onion, chopped</text:p>
      <text:p text:style-name="P2">1 T olive oil</text:p>
      <text:p text:style-name="P2">1 c chopped ham</text:p>
      <text:p text:style-name="P2">1 chicken bullion cube</text:p>
      <text:p text:style-name="P2">1 14oz. can diced tomatoes</text:p>
      <text:p text:style-name="P2">¼ t. pepper</text:p>
      <text:p text:style-name="P2">1 c milk</text:p>
      <text:p text:style-name="P2"/>
      <text:p text:style-name="P2">In a large stock pot put lima beans, water (the lesser amount) and salt. Bring to boil and simmer until</text:p>
      <text:p text:style-name="P2">lima beans are soft (1 ½ to 2 hours). Adding more water if it seems to be running low. While beans</text:p>
      <text:p text:style-name="P2">are cooking fry the chopped onion in the olive oil until onion is soft. Set aside. When the beans have</text:p>
      <text:p text:style-name="P2">finished cooking add cooked onions, ham, bullion cube, tomato and pepper. Stir will. Add milk and</text:p>
      <text:p text:style-name="P2">heat until just warm. Serve with fresh homemade bread and a nice green sala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5T19:30:52.28</meta:creation-date>
    <dc:date>2017-05-05T19:38:29.83</dc:date>
    <dc:creator>Crystal Miller</dc:creator>
    <meta:editing-duration>PT4M51S</meta:editing-duration>
    <meta:editing-cycles>3</meta:editing-cycles>
    <meta:generator>OpenOffice/4.1.1$Win32 OpenOffice.org_project/411m6$Build-9775</meta:generator>
    <meta:document-statistic meta:table-count="0" meta:image-count="0" meta:object-count="0" meta:page-count="1" meta:paragraph-count="16" meta:word-count="134" meta:character-count="650"/>
  </office:meta>
</office:document-meta>
</file>